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6" office:value-type="string" calcext:value-type="string" table:number-columns-spanned="4" table:number-rows-spanned="1">
            <text:p>Error Recovery Quality</text:p>
          </table:table-cell>
          <table:covered-table-cell table:number-columns-repeated="3" table:style-name="Default"/>
          <table:table-cell table:style-name="ce1" office:value-type="string" calcext:value-type="string">
            <text:p>Analysis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4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  <table:table-cell/>
        </table:table-row>
        <table:table-row table:style-name="ro1">
          <table:table-cell office:value-type="string" calcext:value-type="string">
            <text:p>Colon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  <table:table-cell/>
        </table:table-row>
        <table:table-row table:style-name="ro1">
          <table:table-cell office:value-type="string" calcext:value-type="string">
            <text:p>Colon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o tipo, porém sincroniza mais à frente.</text:p>
          </table:table-cell>
          <table:table-cell/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5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Ignora tudo o que vem adiante</text:p>
          </table:table-cell>
          <table:table-cell/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  <table:table-cell/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/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  <table:table-cell/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/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  <table:table-cell/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/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/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/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/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/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  <table:table-cell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  <table:table-cell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 token a mais que o excellent. </text:p>
          </table:table-cell>
          <table:table-cell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  <table:table-cell/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  <table:table-cell/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  <table:table-cell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  <table:table-cell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  <table:table-cell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  <table:table-cell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  <table:table-cell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  <table:table-cell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  <table:table-cell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3" office:value-type="string" calcext:value-type="string">
            <text:p>good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Perde somente a informação de head na regra program.</text:p>
          </table:table-cell>
          <table:table-cell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/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/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  <table:table-cell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  <table:table-cell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/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  <table:table-cell/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 a informação da declaração de variável onde ocorre o erro.</text:p>
          </table:table-cell>
          <table:table-cell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4" office:value-type="string" calcext:value-type="string">
            <text:p>good</text:p>
          </table:table-cell>
          <table:table-cell office:value-type="string" calcext:value-type="string">
            <text:p>Perde toda a informação da lista após o erro.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Hard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79" calcext:value-type="float">
            <text:p>79</text:p>
          </table:table-cell>
          <table:table-cell table:style-name="ce8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D3:.D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3" calcext:value-type="float">
            <text:p>13</text:p>
          </table:table-cell>
          <table:table-cell table:style-name="ce8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D3:.D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9" calcext:value-type="float">
            <text:p>9</text:p>
          </table:table-cell>
          <table:table-cell table:style-name="ce8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D3:.D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D3:.D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09:.B112])" office:value-type="float" office:value="101" calcext:value-type="float">
            <text:p>101</text:p>
          </table:table-cell>
          <table:table-cell table:style-name="ce8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Standard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103];&quot;excellent&quot;)" office:value-type="float" office:value="54" calcext:value-type="float">
            <text:p>54</text:p>
          </table:table-cell>
          <table:table-cell table:style-name="ce8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103];&quot;excellent&quot;)" office:value-type="float" office:value="79" calcext:value-type="float">
            <text:p>79</text:p>
          </table:table-cell>
          <table:table-cell table:style-name="ce8" table:formula="of:=([.F117]/[.F121])*100" office:value-type="float" office:value="78.2178217821782" calcext:value-type="float">
            <text:p>78,22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103];&quot;good&quot;)" office:value-type="float" office:value="15" calcext:value-type="float">
            <text:p>15</text:p>
          </table:table-cell>
          <table:table-cell table:style-name="ce8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103];&quot;good&quot;)" office:value-type="float" office:value="13" calcext:value-type="float">
            <text:p>13</text:p>
          </table:table-cell>
          <table:table-cell table:style-name="ce8" table:formula="of:=[.F118]/[.F121]*100" office:value-type="float" office:value="12.8712871287129" calcext:value-type="float">
            <text:p>12,87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103];&quot;poor&quot;)" office:value-type="float" office:value="31" calcext:value-type="float">
            <text:p>31</text:p>
          </table:table-cell>
          <table:table-cell table:style-name="ce8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103];&quot;poor&quot;)" office:value-type="float" office:value="9" calcext:value-type="float">
            <text:p>9</text:p>
          </table:table-cell>
          <table:table-cell table:style-name="ce8" table:formula="of:=[.F119]/[.F121]*100" office:value-type="float" office:value="8.91089108910891" calcext:value-type="float">
            <text:p>8,91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103];&quot;none&quot;)" office:value-type="float" office:value="1" calcext:value-type="float">
            <text:p>1</text:p>
          </table:table-cell>
          <table:table-cell table:style-name="ce8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103];&quot;none&quot;)" office:value-type="float" office:value="0" calcext:value-type="float">
            <text:p>0</text:p>
          </table:table-cell>
          <table:table-cell table:style-name="ce8" table:formula="of:=[.F120]/[.F121]*100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17:.B120])" office:value-type="float" office:value="101" calcext:value-type="float">
            <text:p>101</text:p>
          </table:table-cell>
          <table:table-cell table:style-name="ce8" table:formula="of:=[.B121]/[.B121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17:.F120])" office:value-type="float" office:value="101" calcext:value-type="float">
            <text:p>101</text:p>
          </table:table-cell>
          <table:table-cell table:style-name="ce8" table:formula="of:=[.F121]/[.F121]*100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4:45:23.189444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4M24S</meta:editing-duration>
    <meta:editing-cycles>14</meta:editing-cycles>
    <meta:generator>LibreOffice/6.1.4.2$Linux_X86_64 LibreOffice_project/9d0f32d1f0b509096fd65e0d4bec26ddd1938fd3</meta:generator>
    <dc:date>2019-07-28T14:49:42.594711521</dc:date>
    <meta:document-statistic meta:table-count="1" meta:cell-count="631" meta:object-count="0"/>
  </office:meta>
</office:document-meta>
</file>